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estinationChooser.setDefaultDestination( Destination default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SimpleDestinationChooser( Destination default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get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Simple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DestinationChooser.chooseDestination( MessageExchange message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